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" fo:font-size="18pt" officeooo:rsid="00030600" officeooo:paragraph-rsid="00030600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Montserra" fo:font-size="18pt" fo:font-weight="bold" officeooo:rsid="00030600" officeooo:paragraph-rsid="0003060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ontserra" fo:font-size="14pt" officeooo:rsid="00030600" officeooo:paragraph-rsid="0003060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Montserra" fo:font-size="14pt" officeooo:rsid="00030600" officeooo:paragraph-rsid="0003f89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Montserra" fo:font-size="14pt" officeooo:rsid="0003f89b" officeooo:paragraph-rsid="0003f89b" style:font-size-asian="12.25pt" style:font-size-complex="14pt"/>
    </style:style>
    <style:style style:name="P6" style:family="paragraph" style:parent-style-name="Standard">
      <style:text-properties officeooo:paragraph-rsid="00030600"/>
    </style:style>
    <style:style style:name="P7" style:family="paragraph" style:parent-style-name="Standard">
      <style:paragraph-properties fo:text-align="justify" style:justify-single-word="false" fo:orphans="0" fo:widows="0"/>
      <style:text-properties officeooo:paragraph-rsid="00030600"/>
    </style:style>
    <style:style style:name="P8" style:family="paragraph" style:parent-style-name="Standard">
      <style:paragraph-properties fo:text-align="justify" style:justify-single-word="false" fo:orphans="0" fo:widows="0"/>
      <style:text-properties officeooo:rsid="00030600" officeooo:paragraph-rsid="00030600"/>
    </style:style>
    <style:style style:name="P9" style:family="paragraph" style:parent-style-name="Standard">
      <style:text-properties officeooo:rsid="00030600" officeooo:paragraph-rsid="00030600"/>
    </style:style>
    <style:style style:name="P10" style:family="paragraph" style:parent-style-name="Standard">
      <style:paragraph-properties fo:text-align="center" style:justify-single-word="false"/>
      <style:text-properties style:font-name="Montserra" fo:font-size="18pt" fo:font-weight="bold" officeooo:rsid="00030600" officeooo:paragraph-rsid="00030600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Montserra" fo:font-size="14pt" fo:font-weight="bold" officeooo:rsid="00030600" officeooo:paragraph-rsid="00030600" style:font-size-asian="12.25pt" style:font-weight-asian="bold" style:font-size-complex="14pt" style:font-weight-complex="bold"/>
    </style:style>
    <style:style style:name="P12" style:family="paragraph" style:parent-style-name="Standard">
      <style:text-properties officeooo:paragraph-rsid="00030600"/>
    </style:style>
    <style:style style:name="P13" style:family="paragraph" style:parent-style-name="Standard">
      <style:paragraph-properties fo:text-align="start" style:justify-single-word="false"/>
      <style:text-properties officeooo:paragraph-rsid="00030600"/>
    </style:style>
    <style:style style:name="T1" style:family="text">
      <style:text-properties style:font-name="Roboto" fo:font-size="13.5pt" style:font-name-asian="Times New Roman" style:font-size-asian="13.5pt" style:font-name-complex="Helvetica" style:font-size-complex="13.5pt"/>
    </style:style>
    <style:style style:name="T2" style:family="text">
      <style:text-properties style:font-name="Roboto" fo:font-size="13.5pt" officeooo:rsid="00030600" style:font-name-asian="Times New Roman" style:font-size-asian="13.5pt" style:font-name-complex="Helvetica" style:font-size-complex="13.5pt"/>
    </style:style>
    <style:style style:name="T3" style:family="text">
      <style:text-properties officeooo:rsid="0003f8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ras de Negócio</text:p>
      <text:p text:style-name="P1"/>
      <text:p text:style-name="P4">RN01 – <text:span text:style-name="T3">Permissão de pré agendamento e agendamento de cirurgias:</text:span></text:p>
      <text:p text:style-name="P4"><text:s/>Apenas o supervisor pode fazer <text:span text:style-name="T3">pré agendamento ou agendamento das cirurgias.</text:span></text:p>
      <text:p text:style-name="P4"/>
      <text:p text:style-name="P4">RN02 – <text:span text:style-name="T3">Pré requisição dos componentes:</text:span></text:p>
      <text:p text:style-name="P4"><text:s/><text:span text:style-name="T3">O supervisor deve fazer a pré requisição dos componentes junto com o pré agendamento, para que o estoquista se prepare até a data prevista.</text:span></text:p>
      <text:p text:style-name="P3"/>
      <text:p text:style-name="P4">RN03 – <text:span text:style-name="T3">Verificação dos componentes para agendamento:</text:span> </text:p>
      <text:p text:style-name="P4"><text:s/>O supervisor terá que verificar os componentes disponíveis para <text:span text:style-name="T3">saber se é possível </text:span>fazer a cirurgia.</text:p>
      <text:p text:style-name="P3"/>
      <text:p text:style-name="P4">RN0<text:span text:style-name="T3">4</text:span> – <text:span text:style-name="T3">Permissão de alteração ou cancelamento de Agendamento:</text:span></text:p>
      <text:p text:style-name="P4"><text:s/>Apenas o supervisor pode alterar e cancelar os agendamentos.</text:p>
      <text:p text:style-name="P3"/>
      <text:p text:style-name="P4">RN0<text:span text:style-name="T3">5</text:span> – <text:span text:style-name="T3">Aviso de falta de componentes:</text:span></text:p>
      <text:p text:style-name="P4"><text:s/>O <text:span text:style-name="T3">estoquista</text:span> deve avisar <text:span text:style-name="T3">o supervisor</text:span> se está faltando algum componente listado no agendamento.</text:p>
      <text:p text:style-name="P4"><text:s/></text:p>
      <text:p text:style-name="P4">RN0<text:span text:style-name="T3">6</text:span> – <text:span text:style-name="T3">Revisão de quantidade de componentes disponíveis no estoque:</text:span></text:p>
      <text:p text:style-name="P4"><text:s/>O <text:span text:style-name="T3">estoquista</text:span> deve revisar o estoque para saber o que está acabando <text:span text:style-name="T3">e passar para o setor de compras.</text:span></text:p>
      <text:p text:style-name="P4"/>
      <text:p text:style-name="P5">RN07 – Prazo de envio dos componentes para cirurgia:</text:p>
      <text:p text:style-name="P5"><text:s/>O estoquista deve enviar os componentes no máximo um dia antes da cirurgia.</text:p>
      <text:p text:style-name="P3"/>
      <text:p text:style-name="P4">RN08 – <text:span text:style-name="T3">Autorização de envio de matérias para cirurgia:</text:span></text:p>
      <text:p text:style-name="P4"><text:s/>O <text:span text:style-name="T3">estoquista</text:span> só pode enviar os componentes se estiverem completos, ou se for autorizado pelo supervisor.</text:p>
      <text:p text:style-name="P3"/>
      <text:p text:style-name="P4">RN09 – <text:span text:style-name="T3">Autorização de compras de componestes:</text:span> </text:p>
      <text:p text:style-name="P4"><text:s/>Apenas o setor <text:span text:style-name="T3">de compras</text:span> pode comprar os itens necessários.</text:p>
      <text:p text:style-name="P3"/>
      <text:p text:style-name="P4">RN1<text:span text:style-name="T3">0</text:span> – <text:span text:style-name="T3">Compras antecipadas:</text:span> </text:p>
      <text:p text:style-name="P4"><text:s/>O setor <text:span text:style-name="T3">de compras</text:span> deve fazer compras de acordo com os itens que estão acabando e o que mais esta usando.</text:p>
      <text:p text:style-name="P3"/>
      <text:p text:style-name="P4"><text:soft-page-break/>RN12 – <text:span text:style-name="T3">Informação passado para os médicos:</text:span></text:p>
      <text:p text:style-name="P4"><text:s/>O médico só pode ter <text:span text:style-name="T3">informação sobre a cirurgias que ele vá atender e item que possa faltar para a cirurgia.</text:span></text:p>
      <text:p text:style-name="P4"/>
      <text:p text:style-name="P4">RN13 – <text:span text:style-name="T3">Prazo de solicitação de pré agendamento.</text:span></text:p>
      <text:p text:style-name="P4"><text:s/>O médico tem <text:span text:style-name="T3">o prazo máximo de dez dias para fazer a solicitação de pré agendamento para alguma cirurgia.</text:span></text:p>
      <text:p text:style-name="P4"/>
      <text:p text:style-name="P4">RN13 – <text:span text:style-name="T3">Prazo de solicitação de agendamento.</text:span></text:p>
      <text:p text:style-name="P4"><text:s/>O médico tem <text:span text:style-name="T3">o prazo máximo de dois dias para fazer a solicitação de agendamento para alguma cirurgia.</text:span></text:p>
      <text:p text:style-name="P4"/>
      <text:p text:style-name="P4">RN14 – <text:span text:style-name="T3">Restrição de dados pessoais:</text:span></text:p>
      <text:p text:style-name="P4"><text:s/>Os dados completos dos pacientes e médicos não pode aparecer para os funcionários; </text:p>
      <text:p text:style-name="P3"/>
      <text:p text:style-name="P4">RN15 – <text:span text:style-name="T3">Autorização de cadastro de pacientes, médicos e hospitais:</text:span></text:p>
      <text:p text:style-name="P4"><text:s/>Cadastro de pacientes, médicos e hospitais só podem ser feitos pelo supervisor.</text:p>
      <text:p text:style-name="P4"><text:line-break/>RN16 – <text:span text:style-name="T3">Autorização de cadastro de itens:</text:span></text:p>
      <text:p text:style-name="P4"><text:s/>Só o setor <text:span text:style-name="T3">de compras</text:span> pode fazer cadastro de itens comprados.</text:p>
      <text:p text:style-name="P4"/>
      <text:p text:style-name="P4">RN17 – <text:span text:style-name="T3">Acesso ao agendamento de cirurgias:</text:span></text:p>
      <text:p text:style-name="P4"><text:s/><text:span text:style-name="T3">Todos setores podem ter acesso ao pré agendamento e agendamento de cirurgias:</text:span></text:p>
      <text:p text:style-name="P3"/>
      <text:p text:style-name="P4">RN18 – <text:span text:style-name="T3">Acesso a faltas de itens:</text:span></text:p>
      <text:p text:style-name="P4">Todos os setores devem saber quais itens estão acabando e a etapa de chegada dos comprados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" svg:font-family="Montserra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cm" fo:margin-bottom="0.265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4T18:51:42.246000000</meta:creation-date>
    <dc:date>2023-09-11T21:04:09.903000000</dc:date>
    <meta:editing-duration>P2DT7H4M5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8" meta:word-count="397" meta:character-count="2503" meta:non-whitespace-character-count="2102"/>
  </office:meta>
</office:document-meta>
</file>